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ca3d" officeooo:paragraph-rsid="000dca3d"/>
    </style:style>
    <style:style style:name="P2" style:family="paragraph" style:parent-style-name="Standard">
      <style:text-properties officeooo:rsid="001a9494" officeooo:paragraph-rsid="001a9494"/>
    </style:style>
    <style:style style:name="P3" style:family="paragraph" style:parent-style-name="Standard">
      <style:text-properties style:text-line-through-style="none" style:text-line-through-type="none" officeooo:rsid="000dca3d" officeooo:paragraph-rsid="000dca3d"/>
    </style:style>
    <style:style style:name="P4" style:family="paragraph" style:parent-style-name="Standard">
      <style:text-properties style:text-line-through-style="none" style:text-line-through-type="none" officeooo:rsid="000dca3d" officeooo:paragraph-rsid="000fc4a2"/>
    </style:style>
    <style:style style:name="P5" style:family="paragraph" style:parent-style-name="Standard">
      <style:text-properties style:text-line-through-style="none" style:text-line-through-type="none" officeooo:rsid="000dca3d" officeooo:paragraph-rsid="001af55a"/>
    </style:style>
    <style:style style:name="P6" style:family="paragraph" style:parent-style-name="Standard">
      <style:text-properties style:text-line-through-style="none" style:text-line-through-type="none" officeooo:rsid="000dca3d" officeooo:paragraph-rsid="001c2d3e"/>
    </style:style>
    <style:style style:name="P7" style:family="paragraph" style:parent-style-name="Standard">
      <style:text-properties style:text-line-through-style="none" style:text-line-through-type="none" officeooo:rsid="000dca3d" officeooo:paragraph-rsid="001de59a"/>
    </style:style>
    <style:style style:name="P8" style:family="paragraph" style:parent-style-name="Standard">
      <style:text-properties style:text-line-through-style="none" style:text-line-through-type="none" officeooo:rsid="000dca3d" officeooo:paragraph-rsid="001ea52f"/>
    </style:style>
    <style:style style:name="P9" style:family="paragraph" style:parent-style-name="Standard">
      <style:text-properties style:text-line-through-style="none" style:text-line-through-type="none" fo:font-weight="bold" officeooo:rsid="001af55a" officeooo:paragraph-rsid="001af55a" style:font-weight-asian="bold" style:font-weight-complex="bold"/>
    </style:style>
    <style:style style:name="P10" style:family="paragraph" style:parent-style-name="Standard">
      <style:text-properties style:text-line-through-style="none" style:text-line-through-type="none" fo:font-weight="bold" officeooo:rsid="001f7fbc" officeooo:paragraph-rsid="001f7fbc" style:font-weight-asian="bold" style:font-weight-complex="bold"/>
    </style:style>
    <style:style style:name="P11" style:family="paragraph" style:parent-style-name="Standard">
      <style:text-properties style:text-line-through-style="none" style:text-line-through-type="none" officeooo:rsid="001af55a" officeooo:paragraph-rsid="001af55a"/>
    </style:style>
    <style:style style:name="P12" style:family="paragraph" style:parent-style-name="Standard">
      <style:text-properties officeooo:rsid="001af55a" officeooo:paragraph-rsid="001af55a"/>
    </style:style>
    <style:style style:name="T1" style:family="text">
      <style:text-properties officeooo:rsid="0011f63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9494" style:font-weight-asian="normal" style:font-weight-complex="normal"/>
    </style:style>
    <style:style style:name="T4" style:family="text">
      <style:text-properties fo:font-weight="normal" officeooo:rsid="001de59a" style:font-weight-asian="normal" style:font-weight-complex="normal"/>
    </style:style>
    <style:style style:name="T5" style:family="text">
      <style:text-properties officeooo:rsid="001a9494"/>
    </style:style>
    <style:style style:name="T6" style:family="text">
      <style:text-properties officeooo:rsid="001af55a"/>
    </style:style>
    <style:style style:name="T7" style:family="text">
      <style:text-properties officeooo:rsid="001c2d3e"/>
    </style:style>
    <style:style style:name="T8" style:family="text">
      <style:text-properties officeooo:rsid="001de59a"/>
    </style:style>
    <style:style style:name="T9" style:family="text">
      <style:text-properties officeooo:rsid="001ea5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illiam George</text:p>
      <text:p text:style-name="P2">CS <text:span text:style-name="T6">496</text:span></text:p>
      <text:p text:style-name="P12">RESTful Marina</text:p>
      <text:p text:style-name="P1"/>
      <text:p text:style-name="P1">Operations on Boats and Ships</text:p>
      <text:p text:style-name="P11"/>
      <text:p text:style-name="P10">Website: https://restfulmarina.appspot.com</text:p>
      <text:p text:style-name="P11"/>
      <text:p text:style-name="P9">Boat Functions:</text:p>
      <text:p text:style-name="P11"/>
      <text:p text:style-name="P3">POST<text:tab/><text:tab/>/boat</text:p>
      <text:p text:style-name="P5"><text:tab/><text:span text:style-name="T5">Adds Boat to database</text:span></text:p>
      <text:p text:style-name="P5"><text:tab/><text:span text:style-name="T7">Example Data to be provided:</text:span></text:p>
      <text:p text:style-name="P5"><text:tab/><text:span text:style-name="T7">{“name”:”boat name”, “type”:“boat type”, “length”: 15}</text:span></text:p>
      <text:p text:style-name="P5"><text:span text:style-name="T5"><text:s/><text:tab/>Name is required to add boat</text:span></text:p>
      <text:p text:style-name="P5"><text:tab/><text:span text:style-name="T7">at_sea will be set automatically to true</text:span></text:p>
      <text:p text:style-name="P5"/>
      <text:p text:style-name="P5">DELETE<text:tab/>/boat/{{id}}</text:p>
      <text:p text:style-name="P5"><text:tab/>Delete<text:span text:style-name="T5">s</text:span> Boat <text:span text:style-name="T5">from database</text:span></text:p>
      <text:p text:style-name="P5"><text:tab/></text:p>
      <text:p text:style-name="P5">PATCH<text:tab/> /boat/{{id}}</text:p>
      <text:p text:style-name="P5"><text:tab/><text:span text:style-name="T6">Modify Boat info : You can update all fields or just a single field with one input</text:span></text:p>
      <text:p text:style-name="P6"><text:tab/><text:span text:style-name="T7">Examples of Data to be provided:</text:span></text:p>
      <text:p text:style-name="P6"><text:tab/><text:span text:style-name="T7">{“name”:”boat name”, “type”:“boat type”, “length”: 15}</text:span></text:p>
      <text:p text:style-name="P6"><text:tab/><text:span text:style-name="T7">{“type”: “Dinghy”}</text:span></text:p>
      <text:p text:style-name="P6"><text:tab/><text:span text:style-name="T7">{“at_sea”: false}</text:span></text:p>
      <text:p text:style-name="P6"/>
      <text:p text:style-name="P5">PUT<text:tab/><text:tab/>/boat/{{id}}</text:p>
      <text:p text:style-name="P5"><text:tab/>Replace <text:span text:style-name="T6">boat info: You can update all fields, but must include the boat name, all un-updated <text:tab/>fields will be set to null</text:span></text:p>
      <text:p text:style-name="P6"><text:tab/><text:span text:style-name="T7">Examples of Data to be provided:</text:span></text:p>
      <text:p text:style-name="P6"><text:tab/><text:span text:style-name="T7">{“name”:”boat name”, “type”:“boat type”, “length”: 15}</text:span></text:p>
      <text:p text:style-name="P6"><text:tab/><text:span text:style-name="T7">{“name”:”new boat name”, “type”: “Dinghy”}</text:span></text:p>
      <text:p text:style-name="P6"><text:tab/><text:span text:style-name="T7">{“name”:”black pearl”, “at_sea”: false}</text:span><text:tab/></text:p>
      <text:p text:style-name="P5"/>
      <text:p text:style-name="P5">GET <text:tab/><text:tab/>/boat/{{id}}</text:p>
      <text:p text:style-name="P5"><text:tab/>View <text:span text:style-name="T6">Single </text:span>Boat <text:span text:style-name="T7">using the boat id</text:span></text:p>
      <text:p text:style-name="P5"/>
      <text:p text:style-name="P5"><text:span text:style-name="T6">GET<text:tab/><text:tab/>/boats</text:span><text:tab/></text:p>
      <text:p text:style-name="P5"><text:tab/>View list of boats </text:p>
      <text:p text:style-name="P5"/>
      <text:p text:style-name="P9">Slip Functions:</text:p>
      <text:p text:style-name="P5"/>
      <text:p text:style-name="P3"><text:span text:style-name="T5">POST </text:span><text:s/><text:tab/><text:tab/>/slip</text:p>
      <text:p text:style-name="P3"><text:tab/>Add<text:span text:style-name="T5">s</text:span> Slip <text:span text:style-name="T5">to database</text:span></text:p>
      <text:p text:style-name="P7"><text:tab/><text:span text:style-name="T7">Examples of Data to be provided:</text:span></text:p>
      <text:p text:style-name="P7"><text:tab/><text:span text:style-name="T8">{“number”: ship number}</text:span></text:p>
      <text:p text:style-name="P7"><text:tab/><text:span text:style-name="T8">Slip number is required</text:span></text:p>
      <text:p text:style-name="P7"><text:tab/><text:span text:style-name="T8">Added slip will have current_boat and arrival_date set to null</text:span></text:p>
      <text:p text:style-name="P3"><text:soft-page-break/></text:p>
      <text:p text:style-name="P3"><text:span text:style-name="T3">DELETE </text:span><text:s/><text:tab/>/slip/{{id}}</text:p>
      <text:p text:style-name="P3"><text:tab/>Delete<text:span text:style-name="T5">s</text:span> Slip<text:span text:style-name="T2"> </text:span><text:span text:style-name="T4">with slip id </text:span><text:span text:style-name="T3">from database</text:span></text:p>
      <text:p text:style-name="P3"><text:span text:style-name="T3"/></text:p>
      <text:p text:style-name="P3"><text:span text:style-name="T5">PATCH<text:tab/></text:span>/slip/{{id}}</text:p>
      <text:p text:style-name="P3"><text:tab/>Modify <text:span text:style-name="T6">Slip info</text:span></text:p>
      <text:p text:style-name="P3"><text:tab/><text:span text:style-name="T8">You can modify all fields including number, current_boat and arrival_date</text:span></text:p>
      <text:p text:style-name="P3"><text:tab/><text:span text:style-name="T8">All fields not included will keep current values</text:span></text:p>
      <text:p text:style-name="P7"><text:tab/><text:span text:style-name="T7">Examples of Data to be provided:</text:span></text:p>
      <text:p text:style-name="P7"><text:tab/><text:span text:style-name="T7">{“number”: 12, “current_boat”:“boat id”, “arrival_date”: “12/25/1969”}</text:span></text:p>
      <text:p text:style-name="P7"><text:tab/><text:span text:style-name="T7">{“number”: 27, “current_boat”: “boat_new_id”}</text:span></text:p>
      <text:p text:style-name="P7"><text:tab/><text:span text:style-name="T8">{</text:span>“<text:span text:style-name="T8">arrival_date”: “12/2/85”}</text:span><text:tab/></text:p>
      <text:p text:style-name="P3"/>
      <text:p text:style-name="P4"><text:span text:style-name="T6">PUT<text:tab/><text:tab/></text:span>/slip/{{id}}</text:p>
      <text:p text:style-name="P3"><text:tab/>Replace <text:span text:style-name="T6">slip info</text:span></text:p>
      <text:p text:style-name="P8"><text:tab/><text:span text:style-name="T8">You can modify all fields including number, current_boat and arrival_date</text:span></text:p>
      <text:p text:style-name="P8"><text:tab/><text:span text:style-name="T9">But must include number</text:span></text:p>
      <text:p text:style-name="P8"><text:tab/><text:span text:style-name="T9">All fields not filled in will be set to null</text:span></text:p>
      <text:p text:style-name="P8"><text:tab/><text:span text:style-name="T7">Examples of Data to be provided:</text:span></text:p>
      <text:p text:style-name="P8"><text:tab/><text:span text:style-name="T7">{“number”: 12, “current_boat”:“boat id”, “arrival_date”: “12/25/1969”}</text:span></text:p>
      <text:p text:style-name="P8"><text:tab/><text:span text:style-name="T7">{“number”: 27, “current_boat”: “boat_new_id”}</text:span></text:p>
      <text:p text:style-name="P3"/>
      <text:p text:style-name="P3"><text:span text:style-name="T6">GET<text:tab/><text:tab/></text:span>/slip/{{slip_id}}/</text:p>
      <text:p text:style-name="P3"><text:tab/>View Slip <text:span text:style-name="T9">Information</text:span></text:p>
      <text:p text:style-name="P3"/>
      <text:p text:style-name="P9">Boat Arrival, Departure, View Boat in Slip:</text:p>
      <text:p text:style-name="P3"/>
      <text:p text:style-name="P5"><text:span text:style-name="T6">GET<text:tab/><text:tab/></text:span>/slip/{{slip_id}}/<text:span text:style-name="T1">boat</text:span></text:p>
      <text:p text:style-name="P3"><text:tab/>View boat currently in slip</text:p>
      <text:p text:style-name="P3"/>
      <text:p text:style-name="P3">DELETE<text:tab/>/slip/{{slip_id}}/<text:span text:style-name="T1">boat</text:span></text:p>
      <text:p text:style-name="P3"><text:tab/><text:span text:style-name="T9">Remove Boat from Slip and set boat to at Sea</text:span></text:p>
      <text:p text:style-name="P3"/>
      <text:p text:style-name="P3">P<text:span text:style-name="T1">ATCH</text:span><text:tab/>/slip/{{slip_id}}/<text:span text:style-name="T1">boat</text:span></text:p>
      <text:p text:style-name="P3"><text:tab/><text:span text:style-name="T9">Associates boat with a slip</text:span></text:p>
      <text:p text:style-name="P8"><text:tab/><text:span text:style-name="T9">Must send Boat id and arrival date and slip must not be currently occupied</text:span></text:p>
      <text:p text:style-name="P8"><text:span text:style-name="T9"><text:tab/>Example Data to be sent:</text:span></text:p>
      <text:p text:style-name="P8"><text:span text:style-name="T9"><text:tab/>{“boat_id”: “boatid”, “arrival_date”: “1/1/2000”}</text:span></text:p>
      <text:p text:style-name="P8"><text:span text:style-name="T9"><text:tab/>Boat ID is required for proper functionality </text:span></text:p>
      <text:p text:style-name="P3"><text:tab/><text:tab/></text:p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23:40:53.261924080</meta:creation-date>
    <dc:date>2017-04-30T23:45:16.012217971</dc:date>
    <meta:editing-duration>PT8M3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70" meta:word-count="340" meta:character-count="2368" meta:non-whitespace-character-count="2026"/>
  </office:meta>
</office:document-meta>
</file>